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5.19pt"/>
    </style:style>
    <style:style style:name="co3" style:family="table-column">
      <style:table-column-properties fo:break-before="auto" style:column-width="50.74pt"/>
    </style:style>
    <style:style style:name="co4" style:family="table-column">
      <style:table-column-properties fo:break-before="auto" style:column-width="67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ng_20_tính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g tính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66" calcext:value-type="float">
            <text:p>4151050066</text:p>
          </table:table-cell>
          <table:table-cell table:style-name="ce1" office:value-type="string" calcext:value-type="string">
            <text:p>Võ Tường Vy</text:p>
          </table:table-cell>
          <table:table-cell table:style-name="ce2" office:value-type="date" office:date-value="2000-03-08" calcext:value-type="date">
            <text:p>2000-3-8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66" calcext:value-type="float">
            <text:p>415105006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67" calcext:value-type="float">
            <text:p>4151050067</text:p>
          </table:table-cell>
          <table:table-cell table:style-name="ce1" office:value-type="string" calcext:value-type="string">
            <text:p>Nguyễn Xuân Thảo Nguyên</text:p>
          </table:table-cell>
          <table:table-cell table:style-name="ce2" office:value-type="date" office:date-value="2000-10-26" calcext:value-type="date">
            <text:p>2000-10-26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67" calcext:value-type="float">
            <text:p>415105006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68" calcext:value-type="float">
            <text:p>4151050068</text:p>
          </table:table-cell>
          <table:table-cell table:style-name="ce1" office:value-type="string" calcext:value-type="string">
            <text:p>Nguyễn Thanh Phúc</text:p>
          </table:table-cell>
          <table:table-cell table:style-name="ce2" office:value-type="date" office:date-value="2000-06-03" calcext:value-type="date">
            <text:p>2000-6-3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68" calcext:value-type="float">
            <text:p>415105006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70" calcext:value-type="float">
            <text:p>4151050070</text:p>
          </table:table-cell>
          <table:table-cell table:style-name="ce1" office:value-type="string" calcext:value-type="string">
            <text:p>Trần Nguyễn Anh Dũng</text:p>
          </table:table-cell>
          <table:table-cell table:style-name="ce2" office:value-type="date" office:date-value="2000-06-15" calcext:value-type="date">
            <text:p>2000-6-15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70" calcext:value-type="float">
            <text:p>415105007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71" calcext:value-type="float">
            <text:p>4151050071</text:p>
          </table:table-cell>
          <table:table-cell table:style-name="ce1" office:value-type="string" calcext:value-type="string">
            <text:p>Huỳnh Văn Hào</text:p>
          </table:table-cell>
          <table:table-cell table:style-name="ce2" office:value-type="date" office:date-value="2000-02-22" calcext:value-type="date">
            <text:p>2000-2-22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71" calcext:value-type="float">
            <text:p>415105007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72" calcext:value-type="float">
            <text:p>4151050072</text:p>
          </table:table-cell>
          <table:table-cell table:style-name="ce1" office:value-type="string" calcext:value-type="string">
            <text:p>Huỳnh Hồ Văn Duy</text:p>
          </table:table-cell>
          <table:table-cell table:style-name="ce2" office:value-type="date" office:date-value="2000-03-05" calcext:value-type="date">
            <text:p>2000-3-5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72" calcext:value-type="float">
            <text:p>415105007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73" calcext:value-type="float">
            <text:p>4151050073</text:p>
          </table:table-cell>
          <table:table-cell table:style-name="ce1" office:value-type="string" calcext:value-type="string">
            <text:p>Phan Minh Sang</text:p>
          </table:table-cell>
          <table:table-cell table:style-name="ce2" office:value-type="date" office:date-value="2000-11-17" calcext:value-type="date">
            <text:p>2000-11-17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Nghỉ học tạm thời</text:p>
          </table:table-cell>
          <table:table-cell table:style-name="ce1" office:value-type="float" office:value="4151050073" calcext:value-type="float">
            <text:p>415105007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74" calcext:value-type="float">
            <text:p>4151050074</text:p>
          </table:table-cell>
          <table:table-cell table:style-name="ce1" office:value-type="string" calcext:value-type="string">
            <text:p>Phan Lê An Khang</text:p>
          </table:table-cell>
          <table:table-cell table:style-name="ce2" office:value-type="date" office:date-value="2000-09-15" calcext:value-type="date">
            <text:p>2000-9-15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74" calcext:value-type="float">
            <text:p>415105007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75" calcext:value-type="float">
            <text:p>4151050075</text:p>
          </table:table-cell>
          <table:table-cell table:style-name="ce1" office:value-type="string" calcext:value-type="string">
            <text:p>Hoàng Thanh Lâm</text:p>
          </table:table-cell>
          <table:table-cell table:style-name="ce2" office:value-type="date" office:date-value="2000-07-28" calcext:value-type="date">
            <text:p>2000-7-28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75" calcext:value-type="float">
            <text:p>41510500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76" calcext:value-type="float">
            <text:p>4151050076</text:p>
          </table:table-cell>
          <table:table-cell table:style-name="ce1" office:value-type="string" calcext:value-type="string">
            <text:p>Bùi Đạt</text:p>
          </table:table-cell>
          <table:table-cell table:style-name="ce2" office:value-type="date" office:date-value="2000-08-06" calcext:value-type="date">
            <text:p>2000-8-6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76" calcext:value-type="float">
            <text:p>415105007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77" calcext:value-type="float">
            <text:p>4151050077</text:p>
          </table:table-cell>
          <table:table-cell table:style-name="ce1" office:value-type="string" calcext:value-type="string">
            <text:p>Bùi Thanh Sơn</text:p>
          </table:table-cell>
          <table:table-cell table:style-name="ce2" office:value-type="date" office:date-value="2000-11-25" calcext:value-type="date">
            <text:p>2000-11-25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77" calcext:value-type="float">
            <text:p>415105007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78" calcext:value-type="float">
            <text:p>4151050078</text:p>
          </table:table-cell>
          <table:table-cell table:style-name="ce1" office:value-type="string" calcext:value-type="string">
            <text:p>Lê Hữu Châu</text:p>
          </table:table-cell>
          <table:table-cell table:style-name="ce2" office:value-type="date" office:date-value="2000-12-18" calcext:value-type="date">
            <text:p>2000-12-18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Thôi học</text:p>
          </table:table-cell>
          <table:table-cell table:style-name="ce1" office:value-type="float" office:value="4151050078" calcext:value-type="float">
            <text:p>415105007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79" calcext:value-type="float">
            <text:p>4151050079</text:p>
          </table:table-cell>
          <table:table-cell table:style-name="ce1" office:value-type="string" calcext:value-type="string">
            <text:p>Nguyễn Trung Hậu</text:p>
          </table:table-cell>
          <table:table-cell table:style-name="ce2" office:value-type="date" office:date-value="2000-02-22" calcext:value-type="date">
            <text:p>2000-2-22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79" calcext:value-type="float">
            <text:p>415105007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80" calcext:value-type="float">
            <text:p>4151050080</text:p>
          </table:table-cell>
          <table:table-cell table:style-name="ce1" office:value-type="string" calcext:value-type="string">
            <text:p>Dương Quốc Biên</text:p>
          </table:table-cell>
          <table:table-cell table:style-name="ce2" office:value-type="date" office:date-value="2000-02-08" calcext:value-type="date">
            <text:p>2000-2-8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80" calcext:value-type="float">
            <text:p>415105008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81" calcext:value-type="float">
            <text:p>4151050081</text:p>
          </table:table-cell>
          <table:table-cell table:style-name="ce1" office:value-type="string" calcext:value-type="string">
            <text:p>Hà Thị Mỹ Kim</text:p>
          </table:table-cell>
          <table:table-cell table:style-name="ce2" office:value-type="date" office:date-value="2000-08-16" calcext:value-type="date">
            <text:p>2000-8-16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Thôi học</text:p>
          </table:table-cell>
          <table:table-cell table:style-name="ce1" office:value-type="float" office:value="4151050081" calcext:value-type="float">
            <text:p>415105008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84" calcext:value-type="float">
            <text:p>4151050084</text:p>
          </table:table-cell>
          <table:table-cell table:style-name="ce1" office:value-type="string" calcext:value-type="string">
            <text:p>Huỳnh Vạn Toàn</text:p>
          </table:table-cell>
          <table:table-cell table:style-name="ce2" office:value-type="date" office:date-value="2000-11-18" calcext:value-type="date">
            <text:p>2000-11-18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84" calcext:value-type="float">
            <text:p>415105008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85" calcext:value-type="float">
            <text:p>4151050085</text:p>
          </table:table-cell>
          <table:table-cell table:style-name="ce1" office:value-type="string" calcext:value-type="string">
            <text:p>Phan Minh Tâm</text:p>
          </table:table-cell>
          <table:table-cell table:style-name="ce2" office:value-type="date" office:date-value="2000-08-05" calcext:value-type="date">
            <text:p>2000-8-5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85" calcext:value-type="float">
            <text:p>415105008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86" calcext:value-type="float">
            <text:p>4151050086</text:p>
          </table:table-cell>
          <table:table-cell table:style-name="ce1" office:value-type="string" calcext:value-type="string">
            <text:p>Phan Thị Lam Tuyền</text:p>
          </table:table-cell>
          <table:table-cell table:style-name="ce2" office:value-type="date" office:date-value="1999-11-28" calcext:value-type="date">
            <text:p>1999-11-28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86" calcext:value-type="float">
            <text:p>415105008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87" calcext:value-type="float">
            <text:p>4151050087</text:p>
          </table:table-cell>
          <table:table-cell table:style-name="ce1" office:value-type="string" calcext:value-type="string">
            <text:p>Nguyễn Thanh Hưng</text:p>
          </table:table-cell>
          <table:table-cell table:style-name="ce2" office:value-type="date" office:date-value="2000-11-29" calcext:value-type="date">
            <text:p>2000-11-29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87" calcext:value-type="float">
            <text:p>415105008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88" calcext:value-type="float">
            <text:p>4151050088</text:p>
          </table:table-cell>
          <table:table-cell table:style-name="ce1" office:value-type="string" calcext:value-type="string">
            <text:p>Châu Hiền Trân</text:p>
          </table:table-cell>
          <table:table-cell table:style-name="ce2" office:value-type="date" office:date-value="2000-08-11" calcext:value-type="date">
            <text:p>2000-8-11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88" calcext:value-type="float">
            <text:p>415105008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89" calcext:value-type="float">
            <text:p>4151050089</text:p>
          </table:table-cell>
          <table:table-cell table:style-name="ce1" office:value-type="string" calcext:value-type="string">
            <text:p>Bùi Thanh Trúc</text:p>
          </table:table-cell>
          <table:table-cell table:style-name="ce2" office:value-type="date" office:date-value="2000-10-02" calcext:value-type="date">
            <text:p>2000-10-2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89" calcext:value-type="float">
            <text:p>415105008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90" calcext:value-type="float">
            <text:p>4151050090</text:p>
          </table:table-cell>
          <table:table-cell table:style-name="ce1" office:value-type="string" calcext:value-type="string">
            <text:p>Lê Tiêu Kiếm</text:p>
          </table:table-cell>
          <table:table-cell table:style-name="ce2" office:value-type="date" office:date-value="2000-09-16" calcext:value-type="date">
            <text:p>2000-9-16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90" calcext:value-type="float">
            <text:p>415105009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91" calcext:value-type="float">
            <text:p>4151050091</text:p>
          </table:table-cell>
          <table:table-cell table:style-name="ce1" office:value-type="string" calcext:value-type="string">
            <text:p>Phạm Minh Tú</text:p>
          </table:table-cell>
          <table:table-cell table:style-name="ce2" office:value-type="date" office:date-value="1999-12-09" calcext:value-type="date">
            <text:p>1999-12-9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91" calcext:value-type="float">
            <text:p>415105009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92" calcext:value-type="float">
            <text:p>4151050092</text:p>
          </table:table-cell>
          <table:table-cell table:style-name="ce1" office:value-type="string" calcext:value-type="string">
            <text:p>Nguyễn Phương Trâm</text:p>
          </table:table-cell>
          <table:table-cell table:style-name="ce2" office:value-type="date" office:date-value="2000-07-26" calcext:value-type="date">
            <text:p>2000-7-26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92" calcext:value-type="float">
            <text:p>415105009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93" calcext:value-type="float">
            <text:p>4151050093</text:p>
          </table:table-cell>
          <table:table-cell table:style-name="ce1" office:value-type="string" calcext:value-type="string">
            <text:p>Huỳnh Gia Bảo</text:p>
          </table:table-cell>
          <table:table-cell table:style-name="ce2" office:value-type="date" office:date-value="2000-12-09" calcext:value-type="date">
            <text:p>2000-12-9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93" calcext:value-type="float">
            <text:p>415105009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94" calcext:value-type="float">
            <text:p>4151050094</text:p>
          </table:table-cell>
          <table:table-cell table:style-name="ce1" office:value-type="string" calcext:value-type="string">
            <text:p>Nguyễn Ngọc Nam</text:p>
          </table:table-cell>
          <table:table-cell table:style-name="ce2" office:value-type="date" office:date-value="2000-07-28" calcext:value-type="date">
            <text:p>2000-7-28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94" calcext:value-type="float">
            <text:p>415105009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95" calcext:value-type="float">
            <text:p>4151050095</text:p>
          </table:table-cell>
          <table:table-cell table:style-name="ce1" office:value-type="string" calcext:value-type="string">
            <text:p>Nguyễn Văn Hải</text:p>
          </table:table-cell>
          <table:table-cell table:style-name="ce2" office:value-type="date" office:date-value="2000-05-17" calcext:value-type="date">
            <text:p>2000-5-17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95" calcext:value-type="float">
            <text:p>415105009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97" calcext:value-type="float">
            <text:p>4151050097</text:p>
          </table:table-cell>
          <table:table-cell table:style-name="ce1" office:value-type="string" calcext:value-type="string">
            <text:p>Võ Ngọc Hưng</text:p>
          </table:table-cell>
          <table:table-cell table:style-name="ce2" office:value-type="date" office:date-value="2000-07-26" calcext:value-type="date">
            <text:p>2000-7-26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97" calcext:value-type="float">
            <text:p>415105009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98" calcext:value-type="float">
            <text:p>4151050098</text:p>
          </table:table-cell>
          <table:table-cell table:style-name="ce1" office:value-type="string" calcext:value-type="string">
            <text:p>Huỳnh Thị Kim Loan</text:p>
          </table:table-cell>
          <table:table-cell table:style-name="ce2" office:value-type="date" office:date-value="2000-03-12" calcext:value-type="date">
            <text:p>2000-3-12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98" calcext:value-type="float">
            <text:p>415105009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099" calcext:value-type="float">
            <text:p>4151050099</text:p>
          </table:table-cell>
          <table:table-cell table:style-name="ce1" office:value-type="string" calcext:value-type="string">
            <text:p>Hồ Nguyễn Trí Huy</text:p>
          </table:table-cell>
          <table:table-cell table:style-name="ce2" office:value-type="date" office:date-value="2000-12-26" calcext:value-type="date">
            <text:p>2000-12-26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099" calcext:value-type="float">
            <text:p>415105009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00" calcext:value-type="float">
            <text:p>4151050100</text:p>
          </table:table-cell>
          <table:table-cell table:style-name="ce1" office:value-type="string" calcext:value-type="string">
            <text:p>Nguyễn Tường Vũ</text:p>
          </table:table-cell>
          <table:table-cell table:style-name="ce2" office:value-type="date" office:date-value="2000-06-06" calcext:value-type="date">
            <text:p>2000-6-6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00" calcext:value-type="float">
            <text:p>41510501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01" calcext:value-type="float">
            <text:p>4151050101</text:p>
          </table:table-cell>
          <table:table-cell table:style-name="ce1" office:value-type="string" calcext:value-type="string">
            <text:p>Đồng Vĩnh Tín</text:p>
          </table:table-cell>
          <table:table-cell table:style-name="ce2" office:value-type="date" office:date-value="2000-08-20" calcext:value-type="date">
            <text:p>2000-8-20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01" calcext:value-type="float">
            <text:p>41510501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02" calcext:value-type="float">
            <text:p>4151050102</text:p>
          </table:table-cell>
          <table:table-cell table:style-name="ce1" office:value-type="string" calcext:value-type="string">
            <text:p>Nguyễn Nhật Minh</text:p>
          </table:table-cell>
          <table:table-cell table:style-name="ce2" office:value-type="date" office:date-value="2000-02-28" calcext:value-type="date">
            <text:p>2000-2-28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02" calcext:value-type="float">
            <text:p>41510501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03" calcext:value-type="float">
            <text:p>4151050103</text:p>
          </table:table-cell>
          <table:table-cell table:style-name="ce1" office:value-type="string" calcext:value-type="string">
            <text:p>Trần Ngọc Mân</text:p>
          </table:table-cell>
          <table:table-cell table:style-name="ce2" office:value-type="date" office:date-value="2000-09-15" calcext:value-type="date">
            <text:p>2000-9-15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03" calcext:value-type="float">
            <text:p>41510501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04" calcext:value-type="float">
            <text:p>4151050104</text:p>
          </table:table-cell>
          <table:table-cell table:style-name="ce1" office:value-type="string" calcext:value-type="string">
            <text:p>Nguyễn Thành Đạt</text:p>
          </table:table-cell>
          <table:table-cell table:style-name="ce2" office:value-type="date" office:date-value="2000-04-02" calcext:value-type="date">
            <text:p>2000-4-2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04" calcext:value-type="float">
            <text:p>415105010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05" calcext:value-type="float">
            <text:p>4151050105</text:p>
          </table:table-cell>
          <table:table-cell table:style-name="ce1" office:value-type="string" calcext:value-type="string">
            <text:p>Bùi Văn Tính</text:p>
          </table:table-cell>
          <table:table-cell table:style-name="ce2" office:value-type="date" office:date-value="2000-11-13" calcext:value-type="date">
            <text:p>2000-11-13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05" calcext:value-type="float">
            <text:p>41510501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06" calcext:value-type="float">
            <text:p>4151050106</text:p>
          </table:table-cell>
          <table:table-cell table:style-name="ce1" office:value-type="string" calcext:value-type="string">
            <text:p>Nguyễn Ngọc Tú</text:p>
          </table:table-cell>
          <table:table-cell table:style-name="ce2" office:value-type="date" office:date-value="2000-06-20" calcext:value-type="date">
            <text:p>2000-6-20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06" calcext:value-type="float">
            <text:p>41510501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07" calcext:value-type="float">
            <text:p>4151050107</text:p>
          </table:table-cell>
          <table:table-cell table:style-name="ce1" office:value-type="string" calcext:value-type="string">
            <text:p>Phạm Nhật Duy</text:p>
          </table:table-cell>
          <table:table-cell table:style-name="ce2" office:value-type="date" office:date-value="2000-07-09" calcext:value-type="date">
            <text:p>2000-7-9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07" calcext:value-type="float">
            <text:p>41510501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08" calcext:value-type="float">
            <text:p>4151050108</text:p>
          </table:table-cell>
          <table:table-cell table:style-name="ce1" office:value-type="string" calcext:value-type="string">
            <text:p>Trần Quốc Việt</text:p>
          </table:table-cell>
          <table:table-cell table:style-name="ce2" office:value-type="date" office:date-value="2000-12-25" calcext:value-type="date">
            <text:p>2000-12-25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08" calcext:value-type="float">
            <text:p>41510501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09" calcext:value-type="float">
            <text:p>4151050109</text:p>
          </table:table-cell>
          <table:table-cell table:style-name="ce1" office:value-type="string" calcext:value-type="string">
            <text:p>Lê Đức Hiếu</text:p>
          </table:table-cell>
          <table:table-cell table:style-name="ce2" office:value-type="date" office:date-value="2000-03-23" calcext:value-type="date">
            <text:p>2000-3-23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09" calcext:value-type="float">
            <text:p>41510501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10" calcext:value-type="float">
            <text:p>4151050110</text:p>
          </table:table-cell>
          <table:table-cell table:style-name="ce1" office:value-type="string" calcext:value-type="string">
            <text:p>Nguyễn Thanh Trương</text:p>
          </table:table-cell>
          <table:table-cell table:style-name="ce2" office:value-type="date" office:date-value="2000-04-12" calcext:value-type="date">
            <text:p>2000-4-12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10" calcext:value-type="float">
            <text:p>41510501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11" calcext:value-type="float">
            <text:p>4151050111</text:p>
          </table:table-cell>
          <table:table-cell table:style-name="ce1" office:value-type="string" calcext:value-type="string">
            <text:p>Đỗ Đình Hưng</text:p>
          </table:table-cell>
          <table:table-cell table:style-name="ce2" office:value-type="date" office:date-value="2000-09-14" calcext:value-type="date">
            <text:p>2000-9-14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11" calcext:value-type="float">
            <text:p>41510501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12" calcext:value-type="float">
            <text:p>4151050112</text:p>
          </table:table-cell>
          <table:table-cell table:style-name="ce1" office:value-type="string" calcext:value-type="string">
            <text:p>Huỳnh Tín Trọng</text:p>
          </table:table-cell>
          <table:table-cell table:style-name="ce2" office:value-type="date" office:date-value="2000-02-25" calcext:value-type="date">
            <text:p>2000-2-25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12" calcext:value-type="float">
            <text:p>41510501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13" calcext:value-type="float">
            <text:p>4151050113</text:p>
          </table:table-cell>
          <table:table-cell table:style-name="ce1" office:value-type="string" calcext:value-type="string">
            <text:p>Nguyễn Lê Phương</text:p>
          </table:table-cell>
          <table:table-cell table:style-name="ce2" office:value-type="date" office:date-value="2000-08-20" calcext:value-type="date">
            <text:p>2000-8-20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13" calcext:value-type="float">
            <text:p>41510501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14" calcext:value-type="float">
            <text:p>4151050114</text:p>
          </table:table-cell>
          <table:table-cell table:style-name="ce1" office:value-type="string" calcext:value-type="string">
            <text:p>Đinh Thành Thắng</text:p>
          </table:table-cell>
          <table:table-cell table:style-name="ce2" office:value-type="date" office:date-value="2000-07-20" calcext:value-type="date">
            <text:p>2000-7-20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14" calcext:value-type="float">
            <text:p>41510501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15" calcext:value-type="float">
            <text:p>4151050115</text:p>
          </table:table-cell>
          <table:table-cell table:style-name="ce1" office:value-type="string" calcext:value-type="string">
            <text:p>Trần Thị Thanh Tuyền</text:p>
          </table:table-cell>
          <table:table-cell table:style-name="ce2" office:value-type="date" office:date-value="2000-11-22" calcext:value-type="date">
            <text:p>2000-11-22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15" calcext:value-type="float">
            <text:p>41510501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16" calcext:value-type="float">
            <text:p>4151050116</text:p>
          </table:table-cell>
          <table:table-cell table:style-name="ce1" office:value-type="string" calcext:value-type="string">
            <text:p>Nguyễn Thành Na</text:p>
          </table:table-cell>
          <table:table-cell table:style-name="ce2" office:value-type="date" office:date-value="2000-02-27" calcext:value-type="date">
            <text:p>2000-2-27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16" calcext:value-type="float">
            <text:p>41510501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17" calcext:value-type="float">
            <text:p>4151050117</text:p>
          </table:table-cell>
          <table:table-cell table:style-name="ce1" office:value-type="string" calcext:value-type="string">
            <text:p>Nguyễn Hữu Đoan</text:p>
          </table:table-cell>
          <table:table-cell table:style-name="ce2" office:value-type="date" office:date-value="2000-04-21" calcext:value-type="date">
            <text:p>2000-4-21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17" calcext:value-type="float">
            <text:p>41510501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18" calcext:value-type="float">
            <text:p>4151050118</text:p>
          </table:table-cell>
          <table:table-cell table:style-name="ce1" office:value-type="string" calcext:value-type="string">
            <text:p>Võ Văn Thức</text:p>
          </table:table-cell>
          <table:table-cell table:style-name="ce2" office:value-type="date" office:date-value="2000-11-04" calcext:value-type="date">
            <text:p>2000-11-4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18" calcext:value-type="float">
            <text:p>41510501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19" calcext:value-type="float">
            <text:p>4151050119</text:p>
          </table:table-cell>
          <table:table-cell table:style-name="ce1" office:value-type="string" calcext:value-type="string">
            <text:p>Lê Phước Sáng</text:p>
          </table:table-cell>
          <table:table-cell table:style-name="ce2" office:value-type="date" office:date-value="2000-08-20" calcext:value-type="date">
            <text:p>2000-8-20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19" calcext:value-type="float">
            <text:p>41510501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20" calcext:value-type="float">
            <text:p>4151050120</text:p>
          </table:table-cell>
          <table:table-cell table:style-name="ce1" office:value-type="string" calcext:value-type="string">
            <text:p>Hồ Lê Bảo</text:p>
          </table:table-cell>
          <table:table-cell table:style-name="ce2" office:value-type="date" office:date-value="2000-09-05" calcext:value-type="date">
            <text:p>2000-9-5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20" calcext:value-type="float">
            <text:p>41510501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21" calcext:value-type="float">
            <text:p>4151050121</text:p>
          </table:table-cell>
          <table:table-cell table:style-name="ce1" office:value-type="string" calcext:value-type="string">
            <text:p>Bùi Du Nam Khánh</text:p>
          </table:table-cell>
          <table:table-cell table:style-name="ce2" office:value-type="date" office:date-value="2000-06-04" calcext:value-type="date">
            <text:p>2000-6-4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21" calcext:value-type="float">
            <text:p>41510501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22" calcext:value-type="float">
            <text:p>4151050122</text:p>
          </table:table-cell>
          <table:table-cell table:style-name="ce1" office:value-type="string" calcext:value-type="string">
            <text:p>Nguyễn Ngọc Phú</text:p>
          </table:table-cell>
          <table:table-cell table:style-name="ce2" office:value-type="date" office:date-value="2000-05-02" calcext:value-type="date">
            <text:p>2000-5-2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22" calcext:value-type="float">
            <text:p>41510501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23" calcext:value-type="float">
            <text:p>4151050123</text:p>
          </table:table-cell>
          <table:table-cell table:style-name="ce1" office:value-type="string" calcext:value-type="string">
            <text:p>Trần Thị Tuyết Trinh</text:p>
          </table:table-cell>
          <table:table-cell table:style-name="ce2" office:value-type="date" office:date-value="2000-08-04" calcext:value-type="date">
            <text:p>2000-8-4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23" calcext:value-type="float">
            <text:p>41510501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24" calcext:value-type="float">
            <text:p>4151050124</text:p>
          </table:table-cell>
          <table:table-cell table:style-name="ce1" office:value-type="string" calcext:value-type="string">
            <text:p>Nguyễn Hoàng Sinh</text:p>
          </table:table-cell>
          <table:table-cell table:style-name="ce2" office:value-type="date" office:date-value="2000-06-20" calcext:value-type="date">
            <text:p>2000-6-20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24" calcext:value-type="float">
            <text:p>41510501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25" calcext:value-type="float">
            <text:p>4151050125</text:p>
          </table:table-cell>
          <table:table-cell table:style-name="ce1" office:value-type="string" calcext:value-type="string">
            <text:p>Phạm Văn Đô</text:p>
          </table:table-cell>
          <table:table-cell table:style-name="ce2" office:value-type="date" office:date-value="2000-09-01" calcext:value-type="date">
            <text:p>2000-9-1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125" calcext:value-type="float">
            <text:p>41510501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26" calcext:value-type="float">
            <text:p>4151050126</text:p>
          </table:table-cell>
          <table:table-cell table:style-name="ce1" office:value-type="string" calcext:value-type="string">
            <text:p>Trần Quốc Bảo</text:p>
          </table:table-cell>
          <table:table-cell table:style-name="ce2" office:value-type="date" office:date-value="2000-01-01" calcext:value-type="date">
            <text:p>2000-1-1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26" calcext:value-type="float">
            <text:p>41510501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27" calcext:value-type="float">
            <text:p>4151050127</text:p>
          </table:table-cell>
          <table:table-cell table:style-name="ce1" office:value-type="string" calcext:value-type="string">
            <text:p>Hồ Thanh Bình</text:p>
          </table:table-cell>
          <table:table-cell table:style-name="ce2" office:value-type="date" office:date-value="2000-02-29" calcext:value-type="date">
            <text:p>2000-2-29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27" calcext:value-type="float">
            <text:p>41510501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28" calcext:value-type="float">
            <text:p>4151050128</text:p>
          </table:table-cell>
          <table:table-cell table:style-name="ce1" office:value-type="string" calcext:value-type="string">
            <text:p>Trần Văn Phong</text:p>
          </table:table-cell>
          <table:table-cell table:style-name="ce2" office:value-type="date" office:date-value="2000-02-20" calcext:value-type="date">
            <text:p>2000-2-20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28" calcext:value-type="float">
            <text:p>41510501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29" calcext:value-type="float">
            <text:p>4151050129</text:p>
          </table:table-cell>
          <table:table-cell table:style-name="ce1" office:value-type="string" calcext:value-type="string">
            <text:p>Nguyễn Phi Hổ</text:p>
          </table:table-cell>
          <table:table-cell table:style-name="ce2" office:value-type="date" office:date-value="2000-06-19" calcext:value-type="date">
            <text:p>2000-6-19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29" calcext:value-type="float">
            <text:p>41510501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130" calcext:value-type="float">
            <text:p>4151050130</text:p>
          </table:table-cell>
          <table:table-cell table:style-name="ce1" office:value-type="string" calcext:value-type="string">
            <text:p>Đinh Thị Huệ Thắm</text:p>
          </table:table-cell>
          <table:table-cell table:style-name="ce2" office:value-type="date" office:date-value="2000-10-09" calcext:value-type="date">
            <text:p>2000-10-9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130" calcext:value-type="float">
            <text:p>41510501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07" calcext:value-type="float">
            <text:p>4151050207</text:p>
          </table:table-cell>
          <table:table-cell table:style-name="ce1" office:value-type="string" calcext:value-type="string">
            <text:p>Trần Trương Vi</text:p>
          </table:table-cell>
          <table:table-cell table:style-name="ce2" office:value-type="date" office:date-value="2000-06-12" calcext:value-type="date">
            <text:p>2000-6-12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07" calcext:value-type="float">
            <text:p>41510502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08" calcext:value-type="float">
            <text:p>4151050208</text:p>
          </table:table-cell>
          <table:table-cell table:style-name="ce1" office:value-type="string" calcext:value-type="string">
            <text:p>Lê Thị Kim Ái</text:p>
          </table:table-cell>
          <table:table-cell table:style-name="ce2" office:value-type="date" office:date-value="2000-05-24" calcext:value-type="date">
            <text:p>2000-5-24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08" calcext:value-type="float">
            <text:p>41510502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09" calcext:value-type="float">
            <text:p>4151050209</text:p>
          </table:table-cell>
          <table:table-cell table:style-name="ce1" office:value-type="string" calcext:value-type="string">
            <text:p>Nguyễn Thanh Bình</text:p>
          </table:table-cell>
          <table:table-cell table:style-name="ce2" office:value-type="date" office:date-value="2000-05-05" calcext:value-type="date">
            <text:p>2000-5-5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09" calcext:value-type="float">
            <text:p>41510502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10" calcext:value-type="float">
            <text:p>4151050210</text:p>
          </table:table-cell>
          <table:table-cell table:style-name="ce1" office:value-type="string" calcext:value-type="string">
            <text:p>Mai Thị Chi</text:p>
          </table:table-cell>
          <table:table-cell table:style-name="ce2" office:value-type="date" office:date-value="1999-10-20" calcext:value-type="date">
            <text:p>1999-10-20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10" calcext:value-type="float">
            <text:p>41510502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11" calcext:value-type="float">
            <text:p>4151050211</text:p>
          </table:table-cell>
          <table:table-cell table:style-name="ce1" office:value-type="string" calcext:value-type="string">
            <text:p>Hồ Duy Khang</text:p>
          </table:table-cell>
          <table:table-cell table:style-name="ce2" office:value-type="date" office:date-value="2000-10-07" calcext:value-type="date">
            <text:p>2000-10-7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11" calcext:value-type="float">
            <text:p>41510502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12" calcext:value-type="float">
            <text:p>4151050212</text:p>
          </table:table-cell>
          <table:table-cell table:style-name="ce1" office:value-type="string" calcext:value-type="string">
            <text:p>Cù Minh Tích</text:p>
          </table:table-cell>
          <table:table-cell table:style-name="ce2" office:value-type="date" office:date-value="1999-11-25" calcext:value-type="date">
            <text:p>1999-11-25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12" calcext:value-type="float">
            <text:p>41510502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13" calcext:value-type="float">
            <text:p>4151050213</text:p>
          </table:table-cell>
          <table:table-cell table:style-name="ce1" office:value-type="string" calcext:value-type="string">
            <text:p>Ngô Đức Tường</text:p>
          </table:table-cell>
          <table:table-cell table:style-name="ce2" office:value-type="date" office:date-value="2000-03-20" calcext:value-type="date">
            <text:p>2000-3-20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13" calcext:value-type="float">
            <text:p>41510502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14" calcext:value-type="float">
            <text:p>4151050214</text:p>
          </table:table-cell>
          <table:table-cell table:style-name="ce1" office:value-type="string" calcext:value-type="string">
            <text:p>Trần Hoàng Anh Đức</text:p>
          </table:table-cell>
          <table:table-cell table:style-name="ce2" office:value-type="date" office:date-value="1997-11-01" calcext:value-type="date">
            <text:p>1997-11-1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14" calcext:value-type="float">
            <text:p>41510502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16" calcext:value-type="float">
            <text:p>4151050216</text:p>
          </table:table-cell>
          <table:table-cell table:style-name="ce1" office:value-type="string" calcext:value-type="string">
            <text:p>Nguyễn Quốc Thắng</text:p>
          </table:table-cell>
          <table:table-cell table:style-name="ce2" office:value-type="date" office:date-value="2000-01-17" calcext:value-type="date">
            <text:p>2000-1-17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Thôi học</text:p>
          </table:table-cell>
          <table:table-cell table:style-name="ce1" office:value-type="float" office:value="4151050216" calcext:value-type="float">
            <text:p>41510502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17" calcext:value-type="float">
            <text:p>4151050217</text:p>
          </table:table-cell>
          <table:table-cell table:style-name="ce1" office:value-type="string" calcext:value-type="string">
            <text:p>Hoàng Thị Minh Huệ</text:p>
          </table:table-cell>
          <table:table-cell table:style-name="ce2" office:value-type="date" office:date-value="2000-07-08" calcext:value-type="date">
            <text:p>2000-7-8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17" calcext:value-type="float">
            <text:p>41510502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18" calcext:value-type="float">
            <text:p>4151050218</text:p>
          </table:table-cell>
          <table:table-cell table:style-name="ce1" office:value-type="string" calcext:value-type="string">
            <text:p>Võ Thị Ngọc Trang</text:p>
          </table:table-cell>
          <table:table-cell table:style-name="ce2" office:value-type="date" office:date-value="2000-08-27" calcext:value-type="date">
            <text:p>2000-8-27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050218" calcext:value-type="float">
            <text:p>41510502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050236" calcext:value-type="float">
            <text:p>4151050236</text:p>
          </table:table-cell>
          <table:table-cell table:style-name="ce1" office:value-type="string" calcext:value-type="string">
            <text:p>Hà Đức Thắng</text:p>
          </table:table-cell>
          <table:table-cell table:style-name="ce2" office:value-type="date" office:date-value="2000-06-07" calcext:value-type="date">
            <text:p>2000-6-7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CNTTK41B</text:p>
          </table:table-cell>
          <table:table-cell table:style-name="ce3" office:value-type="string" calcext:value-type="string">
            <text:p>CNTT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050236" calcext:value-type="float">
            <text:p>41510502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g_20_tính1" style:display-name="PageStyle_Trang tính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8" meta:object-count="0"/>
    <meta:generator>LibreOfficeDev/6.0.5.2$Linux_X86_64 LibreOffice_project/</meta:generator>
  </office:meta>
</office:document-meta>
</file>